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8" style:family="paragraph" style:parent-style-name="Text_20_body">
      <style:text-properties fo:language="zxx" fo:country="none" style:language-asian="zxx" style:country-asian="none" style:language-complex="zxx" style:country-complex="none"/>
    </style:style>
    <style:style style:name="P9" style:family="paragraph" style:parent-style-name="Text_20_body">
      <style:paragraph-properties fo:margin-left="0cm" fo:margin-right="0cm" fo:text-indent="0cm" style:auto-text-indent="false"/>
    </style:style>
    <style:style style:name="P10" style:family="paragraph" style:parent-style-name="code">
      <style:text-properties fo:color="#9966cc" fo:font-style="italic" style:font-style-asian="italic" style:font-style-complex="italic"/>
    </style:style>
    <style:style style:name="P11" style:family="paragraph" style:parent-style-name="code">
      <style:text-properties fo:font-style="italic" fo:font-weight="bold" style:font-style-asian="italic" style:font-weight-asian="bold" style:font-style-complex="italic" style:font-weight-complex="bold"/>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style:language-asian="zxx" style:country-asian="none" style:language-complex="zxx" style:country-complex="none"/>
    </style:style>
    <style:style style:name="P20" style:family="paragraph" style:parent-style-name="Text_20_body" style:list-style-name="L4"/>
    <style:style style:name="P21" style:family="paragraph" style:parent-style-name="Text_20_body" style:list-style-name="L4">
      <style:text-properties style:text-line-through-style="solid" fo:language="zxx" fo:country="none" style:language-asian="zxx" style:country-asian="none" style:language-complex="zxx" style:country-complex="none"/>
    </style:style>
    <style:style style:name="P22" style:family="paragraph" style:parent-style-name="Text_20_body" style:list-style-name="L1">
      <style:paragraph-properties fo:margin-top="0.199cm" fo:margin-bottom="0.21cm"/>
    </style:style>
    <style:style style:name="P23"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4" style:family="paragraph" style:parent-style-name="Heading_20_2">
      <style:text-properties fo:font-style="normal" style:font-style-asian="normal" style:font-style-complex="normal"/>
    </style:style>
    <style:style style:name="P25"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26" style:family="paragraph" style:parent-style-name="Heading_20_2">
      <style:text-properties fo:language="zxx" fo:country="none" style:language-asian="zxx" style:country-asian="none" style:language-complex="zxx" style:country-complex="none"/>
    </style:style>
    <style:style style:name="P27" style:family="paragraph" style:parent-style-name="Heading_20_3">
      <style:text-properties fo:font-style="italic" style:font-style-asian="italic" style:font-style-complex="italic"/>
    </style:style>
    <style:style style:name="P28" style:family="paragraph" style:parent-style-name="Heading_20_3">
      <style:text-properties fo:language="zxx" fo:country="none" style:language-asian="zxx" style:country-asian="none" style:language-complex="zxx" style:country-complex="none"/>
    </style:style>
    <style:style style:name="P29"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color="#00ae00" fo:language="zxx" fo:country="none" style:language-asian="zxx" style:country-asian="none" style:language-complex="zxx" style:country-complex="none"/>
    </style:style>
    <style:style style:name="T26" style:family="text">
      <style:text-properties fo:color="#ffd320"/>
    </style:style>
    <style:style style:name="T27" style:family="text">
      <style:text-properties fo:color="#ffd320" style:font-name="Liberation Mono" fo:font-size="9pt"/>
    </style:style>
    <style:style style:name="T28" style:family="text">
      <style:text-properties style:text-line-through-style="soli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4" text:outline-level="2">Liste des fichiers</text:h>
      <text:p text:style-name="P4">Les fichiers concerné par cette doc à l'heure actuelle sont :</text:p>
      <text:list xml:id="list1302016418" text:style-name="L1">
        <text:list-item>
          <text:p text:style-name="P22"><text:span text:style-name="T5">Classes </text:span><text:span text:style-name="T4">:</text:span></text:p>
          <text:list>
            <text:list-item>
              <text:p text:style-name="P23">owobjectsmaster.php</text:p>
            </text:list-item>
            <text:list-item>
              <text:p text:style-name="P23">sugarsynchro.php</text:p>
            </text:list-item>
            <text:list-item>
              <text:p text:style-name="P23">sugarconnector.php</text:p>
            </text:list-item>
            <text:list-item>
              <text:p text:style-name="P23">owlogger.php</text:p>
            </text:list-item>
          </text:list>
        </text:list-item>
        <text:list-item>
          <text:p text:style-name="P22"><text:span text:style-name="T4"><text:s/></text:span><text:span text:style-name="T5">Templates </text:span><text:span text:style-name="T4">:</text:span></text:p>
          <text:list>
            <text:list-item>
              <text:p text:style-name="P23">notice_result.tpl</text:p>
            </text:list-item>
          </text:list>
        </text:list-item>
        <text:list-item>
          <text:p text:style-name="P22"><text:span text:style-name="T5">Views</text:span><text:span text:style-name="T4"> (module </text:span><text:span text:style-name="T2">sugarCrm</text:span><text:span text:style-name="T4">) :</text:span></text:p>
          <text:list>
            <text:list-item>
              <text:p text:style-name="P23">import.php</text:p>
            </text:list-item>
            <text:list-item>
              <text:p text:style-name="P23">cleanup.php</text:p>
            </text:list-item>
            <text:list-item>
              <text:p text:style-name="P23">updateclass.php</text:p>
            </text:list-item>
          </text:list>
        </text:list-item>
        <text:list-item>
          <text:p text:style-name="P22"><text:span text:style-name="T5">Settings </text:span><text:span text:style-name="T4">:</text:span></text:p>
          <text:list>
            <text:list-item>
              <text:p text:style-name="P23">owobjectsmaster.ini.append.php</text:p>
            </text:list-item>
            <text:list-item>
              <text:p text:style-name="P23">sugarcrm.in.append.php</text:p>
            </text:list-item>
            <text:list-item>
              <text:p text:style-name="P23">mappingezsugar.ini.append.php</text:p>
            </text:list-item>
          </text:list>
        </text:list-item>
      </text:list>
      <text:h text:style-name="P24" text:outline-level="2">Comment ça marche</text:h>
      <text:h text:style-name="P27"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5"><text:tab/></text:p>
      <text:p text:style-name="P11"><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Text_20_body"/>
      <text:p text:style-name="Text_20_body">Dans le bloc <text:span text:style-name="T2">[connexion]</text:span>, il faut renseigner l'url su site eZPublish ; les autres paramétres normalement ne doivent pas être changé.</text:p>
      <text:p text:style-name="code">[Names] </text:p>
      <text:p text:style-name="P10"># si il y a un <text:span text:style-name="T6">préfixe</text:span> à enlever du nom de module SUGAR pour nommer une class EZ en absence de mapping </text:p>
      <text:p text:style-name="code">prefixRemove=true </text:p>
      <text:p text:style-name="P10"># le <text:span text:style-name="T6">préfixe</text:span> éventuel du nom de module SUGAR </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0"># mapping des correspondances des tables SUGAR avec les objets EZ </text:p>
      <text:p text:style-name="code">[Mapping] </text:p>
      <text:p text:style-name="P10"># mapping des correspondances des noms de modules SUGAR avec les noms des classes EZ </text:p>
      <text:p text:style-name="P10"># ex.: mapping_names[nom_module_sugar]=class_name_ez </text:p>
      <text:p text:style-name="code">mapping_names[] </text:p>
      <text:p text:style-name="code">mapping_names[test_Hotel]=Hotel</text:p>
      <text:p text:style-name="code"/>
      <text:p text:style-name="P10"># mapping des correspondances des noms de modules SUGAR avec les identifiers des classes EZ </text:p>
      <text:p text:style-name="P10"># ex.: mapping_identifiers[nom_module_sugar]=class_identifier_ez </text:p>
      <text:p text:style-name="code">mapping_identifiers[] </text:p>
      <text:p text:style-name="code">mapping_identifiers[test_Hotel]=hotel</text:p>
      <text:p text:style-name="P9"/>
      <text:p text:style-name="Text_20_body">Dans le bloc <text:span text:style-name="T2">[Mapping] </text:span><text:span text:style-name="T6">on configure les paramètres généraux des <text:s/></text:span>correspondances entre les modules SUGAR et les classes et objets EZ.</text:p>
      <text:p text:style-name="P10">#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l'enregistrement des objets EZ.</text:p>
      <text:p text:style-name="P10"># mapping des correspondances des types de champs SUGAR avec les datatype EZ </text:p>
      <text:p text:style-name="P10"># ex.: mapping_types[sugar_field_type]=ez_datatype </text:p>
      <text:p text:style-name="code">mapping_types[] </text:p>
      <text:p text:style-name="code">mapping_types[id]=ezstring </text:p>
      <text:p text:style-name="code">mapping_types[bool]=ezboolean </text:p>
      <text:p text:style-name="code">mapping_types[text]=eztext </text:p>
      <text:p text:style-name="code">mapping_types[name]=ezstring </text:p>
      <text:p text:style-name="code">mapping_types[datetime]=ezdatetime</text:p>
      <text:p text:style-name="Text_20_body"/>
      <text:p text:style-name="Text_20_body"><text:soft-page-break/>Le tableau <text:span text:style-name="T2">mapping_types[]</text:span> serve à faire correspondre les types de champs des tables SUGAR avec les datatypes EZ. Pour l'instant c'est une liste non exhaustive, à compléter. </text:p>
      <text:p text:style-name="code">[RemoteIdModel] </text:p>
      <text:p text:style-name="P10">#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0"># modele de remote_id EZ en fonction de données SUGAR </text:p>
      <text:p text:style-name="P10"># le remote_id est construit avec la concatenation consecutive des elements du tableau "remote_id_model[]" </text:p>
      <text:p text:style-name="P10">#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P1"><text:span text:style-name="T5"><text:tab/></text:span><text:span text:style-name="T2">mappingezsugar.in.append.php :</text:span></text:p>
      <text:p text:style-name="code">[old_test_Hotel] </text:p>
      <text:p text:style-name="code">sugarez[] </text:p>
      <text:p text:style-name="code">sugarez[name]=name </text:p>
      <text:p text:style-name="code">sugarez[description]=description </text:p>
      <text:p text:style-name="code">sugarez[deleted]=deleted </text:p>
      <text:p text:style-name="code"/>
      <text:p text:style-name="code">ezsugar_rename[] </text:p>
      <text:p text:style-name="code">ezsugar_rename[name]=name </text:p>
      <text:p text:style-name="code">ezsugar_rename[description]=description </text:p>
      <text:p text:style-name="code">ezsugar_rename[deleted]=deleted </text:p>
      <text:p text:style-name="code"/>
      <text:p text:style-name="P10"># champs de la table SUGAR (field name) à ignorer pour cet module SUGAR </text:p>
      <text:p text:style-name="P10"># si il y en a en plus par rapport aux exclude_fields[] dans sugarcrm.ini </text:p>
      <text:p text:style-name="code">exclude_fields[]</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voir commentaire ;).</text:span></text:p>
      <text:p text:style-name="Text_20_body"/>
      <text:p text:style-name="P1"><text:span text:style-name="T5"><text:tab/></text:span><text:span text:style-name="T2">owobjectsmaster.in.append.php :</text:span></text:p>
      <text:p text:style-name="code">[Users] </text:p>
      <text:p text:style-name="P10"># ID de l'Admin User </text:p>
      <text:p text:style-name="code">AdminID=14</text:p>
      <text:p text:style-name="code"/>
      <text:p text:style-name="code">[Tree] </text:p>
      <text:p text:style-name="P10"># ID du node parent par default pour la création des objets </text:p>
      <text:p text:style-name="code">DefaultParentNodeID=2 </text:p>
      <text:p text:style-name="P10"># ID de la section par default pour la création des objets </text:p>
      <text:p text:style-name="code">DefaultSectionID=1</text:p>
      <text:p text:style-name="Text_20_body"/>
      <text:p text:style-name="Text_20_body">Des paramétrés nécessaires à la création à la volée d'objets et classes EZ.</text:p>
      <text:p text:style-name="P2"/>
      <text:p text:style-name="P2"><text:soft-page-break/>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0"><text:tab/> * CONSTANTES </text:p>
      <text:p text:style-name="P10"><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0"><text:tab/> * CONSTANTES </text:p>
      <text:p text:style-name="P10"><text:tab/> */ </text:p>
      <text:p text:style-name="P10"/>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 </text:p>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oft-page-break/><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267186323"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28" text:outline-level="3"/>
      <text:h text:style-name="P28"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6">Si oui :</text:p>
      <text:list xml:id="list1564924005"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Verifie si un objet avec remote_id &lt;classEZ&gt;_&lt;sugarID&gt; existe.</text:p>
          <text:list>
            <text:list-item>
              <text:p text:style-name="P18">Si n'existe pas, un objet EZ est crée avec les valeurs des attributs recuperés chez SUGAR.</text:p>
            </text:list-item>
            <text:list-item>
              <text:p text:style-name="P18">Si l'objet existe, il est mis à jour.</text:p>
            </text:list-item>
          </text:list>
        </text:list-item>
      </text:list>
      <text:p text:style-name="P6">Si il y a des erreurs pendant l'execution du script ils sont noté dans les fichiers de log.</text:p>
      <text:h text:style-name="P25" text:outline-level="2">Les autres scripts </text:h>
      <text:h text:style-name="P29" text:outline-level="3">cleanup.php</text:h>
      <text:p text:style-name="P7">Ce script est utile pendant le développement et les tests de l'extension. Il permet d'effacer des class de contenu et des objets de contenu.</text:p>
      <text:p text:style-name="P7">Fonctionnement par appel de module/view/parametres.</text:p>
      <text:p text:style-name="P7"><text:soft-page-break/>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7">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29" text:outline-level="3">updateclass.php</text:h>
      <text:p text:style-name="P7">Ce script s'occupe de mettre à jour une class de contenu dans le cas ou un modele SUGAR à changé. Il est encore à l'état de developpement.</text:p>
      <text:p text:style-name="P7">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29" text:outline-level="3">querysugar.php</text:h>
      <text:p text:style-name="P7">Ce script est utile pendant la phase de développement. Il permet de faire de requetes SOAP à SUGAR. Pour visualiser comment et quoi SUGAR retourne pour une requete donné.</text:p>
      <text:p text:style-name="P7">Fonctionnement par appel de module/view/parametres.</text:p>
      <text:p text:style-name="P4"><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8">Pour l'instant il y a seulement deux requetes, mais d'autres peuvent aisement être rajoutées.</text:p>
      <text:p text:style-name="code"><text:span text:style-name="T22">switch(</text:span><text:span text:style-name="T10">$query</text:span><text:span text:style-name="T22">)</text:span></text:p>
      <text:p text:style-name="P13">{ </text:p>
      <text:p text:style-name="code"><text:span text:style-name="T22"><text:tab/>case </text:span><text:span text:style-name="T25">"get_available_modules"</text:span><text:span text:style-name="T22"> : </text:span></text:p>
      <text:p text:style-name="code"><text:span text:style-name="T22"><text:tab/><text:tab/></text:span><text:span text:style-name="T10">$sugardata = $sugarConnector-&gt;get_available_modules(); </text:span></text:p>
      <text:p text:style-name="P12"><text:tab/><text:tab/>$result=$sugardata; </text:p>
      <text:p text:style-name="P12"><text:tab/><text:tab/>break; </text:p>
      <text:p text:style-name="code"><text:span text:style-name="T22"><text:tab/>case </text:span><text:span text:style-name="T25">"get_module_fields"</text:span><text:span text:style-name="T22"> : </text:span></text:p>
      <text:p text:style-name="code"><text:span text:style-name="T22"><text:tab/><text:tab/></text:span><text:span text:style-name="T10">$sugardata = $sugarConnector-&gt;get_module_fields($sugarmodule); </text:span></text:p>
      <text:p text:style-name="P12"><text:tab/><text:tab/>$result=$sugardata['module_fields']; </text:p>
      <text:p text:style-name="code"><text:span text:style-name="T10"><text:tab/><text:tab/>break;</text:span><text:span text:style-name="T22"> </text:span></text:p>
      <text:p text:style-name="P13">}</text:p>
      <text:p text:style-name="P13"/>
      <text:p text:style-name="P8"/>
      <text:p text:style-name="P8">Exemple d'appel :</text:p>
      <text:p text:style-name="Text_20_body"><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26" text:outline-level="2">Les Classes</text:h>
      <text:h text:style-name="P28" text:outline-level="3">owLogger</text:h>
      <text:p text:style-name="P8">Cette class est utilisé pour créer des fichiers de log. Elle est appelé dans les autres classes. Donc elle est necessaire au bon fonctionnement de ces dérnières.</text:p>
      <text:h text:style-name="P28" text:outline-level="3">owObjectsMaster</text:h>
      <text:p text:style-name="P8">owObjectsMaster est une class que on peut utiliser en déhors de cette extension et de façon generique.</text:p>
      <text:p text:style-name="P8">Plusieurs mèthode pour la création, la mise à jour, la suppression de classes et objets de contenu EZ.</text:p>
      <text:p text:style-name="P8">Ainsi que des mèthodes liée à la gestion des classes et objets de contenu EZ. </text:p>
      <text:h text:style-name="P28" text:outline-level="3"><text:soft-page-break/>SugarSynchro</text:h>
      <text:p text:style-name="P8">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28" text:outline-level="3">SugarConnector</text:h>
      <text:p text:style-name="P8">SugarConnector contient des mèthodes pour les requetes SOAP à SUGAR.</text:p>
      <text:h text:style-name="P28" text:outline-level="3">La mèthode statique definition()</text:h>
      <text:p text:style-name="P8">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8">Tableau qui liste les propriétés de la class qui sont utilisés dans les mèthodes.</text:p>
      <text:p text:style-name="P3"><text:tab/>parameters_per_function :</text:p>
      <text:p text:style-name="P8">Tableau qui liste, par mèthode (pas toutes), les propriétés dont la mèthode a besoin comme arguments. C'est utile que dans les cas ou une mèthode utilise comme paramètres des propriétés de la class.</text:p>
      <text:p text:style-name="P8"/>
      <text:p text:style-name="P8">Par exemple, $parameters_per_function ça permet de faire ça :</text:p>
      <text:p text:style-name="code">public function <text:span text:style-name="T9">updateClassEz($args</text:span> <text:span text:style-name="T10">= null)</text:span> </text:p>
      <text:p text:style-name="P13">{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2"><text:tab/>if(!$verify) </text:p>
      <text:p text:style-name="code"><text:tab/><text:tab/>return false; </text:p>
      <text:p text:style-name="P13"><text:tab/><text:tab/><text:tab/> </text:p>
      <text:p text:style-name="code"><text:tab/><text:span text:style-name="T12">// traitement</text:span></text:p>
      <text:p text:style-name="P10"><text:tab/>// ... </text:p>
      <text:p text:style-name="P13"><text:tab/><text:tab/><text:tab/> </text:p>
      <text:p text:style-name="P13">}</text:p>
      <text:p text:style-name="P15"/>
      <text:p text:style-name="P14"><text:soft-page-break/><text:span text:style-name="T26">protected</text:span> <text:span text:style-name="T27">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4"><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4"><text:tab/>if(is_null($args)) <text:span text:style-name="T13">// si non </text:span></text:p>
      <text:p text:style-name="code_5f_2"><text:tab/>{ </text:p>
      <text:p text:style-name="P14"><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7">return</text:span> false; </text:p>
      <text:p text:style-name="code_5f_2"><text:tab/><text:tab/><text:tab/>} </text:p>
      <text:p text:style-name="code_5f_2"><text:tab/><text:tab/>} </text:p>
      <text:p text:style-name="code_5f_2"><text:tab/>} </text:p>
      <text:p text:style-name="P14"><text:tab/>else <text:span text:style-name="T13">// si oui </text:span></text:p>
      <text:p text:style-name="code_5f_2"><text:tab/>{ </text:p>
      <text:p text:style-name="P14"><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7">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7">return</text:span> true; </text:p>
      <text:p text:style-name="code_5f_2"><text:tab/> </text:p>
      <text:p text:style-name="code_5f_2">}</text:p>
      <text:h text:style-name="P26" text:outline-level="2">TODO</text:h>
      <text:list xml:id="list1143850227" text:style-name="L4">
        <text:list-item>
          <text:p text:style-name="P21">Il y a encore des problèmes d'encodages des caracteres lors de écriture de la valeur d'un attribut dans la base EZ.</text:p>
        </text:list-item>
        <text:list-item>
          <text:p text:style-name="P19">Generer des alertes par mail pour certains erreurs rencontrés durant l'execution du script. Comme par exemple une incoherances rencontré entre une class EZ et son correspondant module SUGAR.</text:p>
        </text:list-item>
        <text:list-item>
          <text:p text:style-name="P19">Terminer le script d'update d'une class EZ, qui doit aussi prévoir la mise à jour de tous les objets existants de cette class.</text:p>
        </text:list-item>
        <text:list-item>
          <text:p text:style-name="P19"><text:span text:style-name="T28">Créer des script chronjobs pour les tache de synchronistation massive d'objets</text:span> et la mise à jour des classes. </text:p>
        </text:list-item>
        <text:list-item>
          <text:p text:style-name="P20"><text:span text:style-name="T8">? </text:span><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19"><text:s/>Gestion des erreurs des requêtes SOAP</text:p>
        </text:list-item>
        <text:list-item>
          <text:p text:style-name="P1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2-20T16:30:17</dc:date>
    <dc:creator>Massimiliano Pasquesi</dc:creator>
    <meta:editing-duration>PT6H54M23S</meta:editing-duration>
    <meta:editing-cycles>109</meta:editing-cycles>
    <meta:generator>LibreOffice/3.3$Linux LibreOffice_project/330m19$Build-401</meta:generator>
    <meta:document-statistic meta:table-count="0" meta:image-count="0" meta:object-count="0" meta:page-count="8" meta:paragraph-count="299" meta:word-count="1811" meta:character-count="13742"/>
  </office:meta>
</office:document-meta>
</file>